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b40f9" officeooo:paragraph-rsid="001b40f9"/>
    </style:style>
    <style:style style:name="P2" style:family="paragraph" style:parent-style-name="Title">
      <style:text-properties officeooo:rsid="001a36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iikkoraportti 1</text:p>
      <text:p text:style-name="P1">Suurin asia joka tällä viikolla tuli tehtyä on labyrinttigeneroint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4T20:57:41.165000000</meta:creation-date>
    <dc:date>2015-05-24T21:02:39.635000000</dc:date>
    <meta:editing-duration>PT4M57S</meta:editing-duration>
    <meta:editing-cycles>2</meta:editing-cycles>
    <meta:generator>LibreOffice/4.3.7.2$Windows_x86 LibreOffice_project/8a35821d8636a03b8bf4e15b48f59794652c68ba</meta:generator>
    <meta:document-statistic meta:table-count="0" meta:image-count="0" meta:object-count="0" meta:page-count="1" meta:paragraph-count="2" meta:word-count="11" meta:character-count="84" meta:non-whitespace-character-count="75"/>
  </office:meta>
</office:document-meta>
</file>